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font-face-decls>
    <style:font-face style:name="Liberation Sans" svg:font-family="Liberation Sans" style:font-family-generic="swiss"/>
    <style:font-face style:name="Liberation Mono" svg:font-family="Liberation Mono" style:font-family-generic="modern"/>
  </office:font-face-decls>
  <office:automatic-styles>
    <style:style style:name="MainTable" style:family="table" style:display-name="MainTable">
      <style:table-properties style:width="6.5in" table:align="margins"/>
    </style:style>
    <style:style style:name="HdrCell" style:family="table-cell" style:display-name="HdrCell">
      <style:table-cell-properties fo:padding="0.05in" fo:background-color="#2E5090" fo:border-top="0.5pt solid #1A3563" fo:border-bottom="0.5pt solid #1A3563" fo:border-left="0.5pt solid #1A3563" fo:border-right="0.5pt solid #1A3563" style:vertical-align="middle"/>
    </style:style>
    <style:style style:name="HdrText" style:family="paragraph" style:display-name="HdrText">
      <style:paragraph-properties fo:text-align="center"/>
      <style:text-properties fo:font-size="10pt" fo:font-weight="bold" style:font-name="Liberation Sans" fo:color="#FFFFFF"/>
    </style:style>
    <style:style style:name="BodyCell" style:family="table-cell" style:display-name="BodyCell">
      <style:table-cell-properties fo:padding="0.05in" fo:border-top="0.5pt solid #CCCCCC" fo:border-bottom="0.5pt solid #CCCCCC" fo:border-left="0.5pt solid #CCCCCC" fo:border-right="0.5pt solid #CCCCCC" style:vertical-align="top"/>
    </style:style>
    <style:style style:name="AltCell" style:family="table-cell" style:display-name="AltCell">
      <style:table-cell-properties fo:padding="0.05in" fo:background-color="#EDF2F9" fo:border-top="0.5pt solid #CCCCCC" fo:border-bottom="0.5pt solid #CCCCCC" fo:border-left="0.5pt solid #CCCCCC" fo:border-right="0.5pt solid #CCCCCC" style:vertical-align="top"/>
    </style:style>
    <style:style style:name="CellText" style:family="paragraph" style:display-name="CellText">
      <style:text-properties fo:font-size="10pt" style:font-name="Liberation Sans"/>
    </style:style>
    <style:style style:name="TC1" style:family="table-column" style:display-name="TC1">
      <style:table-column-properties style:column-width="1.8in"/>
    </style:style>
    <style:style style:name="TC2" style:family="table-column" style:display-name="TC2">
      <style:table-column-properties style:column-width="4.7in"/>
    </style:style>
    <style:style style:name="TC3" style:family="table-column" style:display-name="TC3">
      <style:table-column-properties style:column-width="0.4in"/>
    </style:style>
    <style:style style:name="TC4" style:family="table-column" style:display-name="TC4">
      <style:table-column-properties style:column-width="0.9in"/>
    </style:style>
    <style:style style:name="TC5" style:family="table-column" style:display-name="TC5">
      <style:table-column-properties style:column-width="1.0in"/>
    </style:style>
    <style:style style:name="TC6" style:family="table-column" style:display-name="TC6">
      <style:table-column-properties style:column-width="4.2in"/>
    </style:style>
    <style:style style:name="TC7" style:family="table-column" style:display-name="TC7">
      <style:table-column-properties style:column-width="2.2in"/>
    </style:style>
    <style:style style:name="TC8" style:family="table-column" style:display-name="TC8">
      <style:table-column-properties style:column-width="0.6in"/>
    </style:style>
    <style:style style:name="TC9" style:family="table-column" style:display-name="TC9">
      <style:table-column-properties style:column-width="3.7in"/>
    </style:style>
    <style:style style:name="TC10" style:family="table-column" style:display-name="TC10">
      <style:table-column-properties style:column-width="1.1in"/>
    </style:style>
    <style:style style:name="TC11" style:family="table-column" style:display-name="TC11">
      <style:table-column-properties style:column-width="0.7in"/>
    </style:style>
    <style:style style:name="TC12" style:family="table-column" style:display-name="TC12">
      <style:table-column-properties style:column-width="0.9in"/>
    </style:style>
    <style:style style:name="TC13" style:family="table-column" style:display-name="TC13">
      <style:table-column-properties style:column-width="0.6in"/>
    </style:style>
    <style:style style:name="TC14" style:family="table-column" style:display-name="TC14">
      <style:table-column-properties style:column-width="3.2in"/>
    </style:style>
    <style:style style:name="TC15" style:family="table-column" style:display-name="TC15">
      <style:table-column-properties style:column-width="1.2in"/>
    </style:style>
    <style:style style:name="TC16" style:family="table-column" style:display-name="TC16">
      <style:table-column-properties style:column-width="1.2in"/>
    </style:style>
    <style:style style:name="TC17" style:family="table-column" style:display-name="TC17">
      <style:table-column-properties style:column-width="4.1in"/>
    </style:style>
    <style:style style:name="TC18" style:family="table-column" style:display-name="TC18">
      <style:table-column-properties style:column-width="1.1in"/>
    </style:style>
    <style:style style:name="TC19" style:family="table-column" style:display-name="TC19">
      <style:table-column-properties style:column-width="1.2in"/>
    </style:style>
    <style:style style:name="TC20" style:family="table-column" style:display-name="TC20">
      <style:table-column-properties style:column-width="1.0in"/>
    </style:style>
    <style:style style:name="TC21" style:family="table-column" style:display-name="TC21">
      <style:table-column-properties style:column-width="3.2in"/>
    </style:style>
    <style:style style:name="TC22" style:family="table-column" style:display-name="TC22">
      <style:table-column-properties style:column-width="1.5in"/>
    </style:style>
    <style:style style:name="TC23" style:family="table-column" style:display-name="TC23">
      <style:table-column-properties style:column-width="5.0in"/>
    </style:style>
  </office:automatic-styles>
  <office:body>
    <office:text>
      <text:p text:style-name="BodyText"/>
      <text:p text:style-name="DocTitle">TEST PROCEDURE</text:p>
      <text:p text:style-name="DocSubtitle">Kenwood KRC-3006</text:p>
      <text:p text:style-name="DocSubtitle">CD Changer Emulator Development and Integration Testing</text:p>
      <text:p text:style-name="BodyText"/>
      <table:table table:style-name="MainTable">
        <table:table-column table:style-name="TC1"/>
        <table:table-column table:style-name="TC2"/>
        <table:table-row>
          <table:table-cell table:style-name="HdrCell">
            <text:p text:style-name="HdrText">Field</text:p>
          </table:table-cell>
          <table:table-cell table:style-name="HdrCell">
            <text:p text:style-name="HdrText">Value</text:p>
          </table:table-cell>
        </table:table-row>
        <table:table-row>
          <table:table-cell table:style-name="AltCell">
            <text:p text:style-name="CellText">Document ID</text:p>
          </table:table-cell>
          <table:table-cell table:style-name="AltCell">
            <text:p text:style-name="CellText">TP-KRC3006-03</text:p>
          </table:table-cell>
        </table:table-row>
        <table:table-row>
          <table:table-cell table:style-name="BodyCell">
            <text:p text:style-name="CellText">Revision</text:p>
          </table:table-cell>
          <table:table-cell table:style-name="BodyCell">
            <text:p text:style-name="CellText">—</text:p>
          </table:table-cell>
        </table:table-row>
        <table:table-row>
          <table:table-cell table:style-name="AltCell">
            <text:p text:style-name="CellText">Date</text:p>
          </table:table-cell>
          <table:table-cell table:style-name="AltCell">
            <text:p text:style-name="CellText">2026-04-12</text:p>
          </table:table-cell>
        </table:table-row>
        <table:table-row>
          <table:table-cell table:style-name="BodyCell">
            <text:p text:style-name="CellText">Author</text:p>
          </table:table-cell>
          <table:table-cell table:style-name="BodyCell">
            <text:p text:style-name="CellText">A. Kreager</text:p>
          </table:table-cell>
        </table:table-row>
        <table:table-row>
          <table:table-cell table:style-name="AltCell">
            <text:p text:style-name="CellText">Project</text:p>
          </table:table-cell>
          <table:table-cell table:style-name="AltCell">
            <text:p text:style-name="CellText">Kenwood CD Changer Protocol Emulator (Open Source)</text:p>
          </table:table-cell>
        </table:table-row>
        <table:table-row>
          <table:table-cell table:style-name="BodyCell">
            <text:p text:style-name="CellText">Classification</text:p>
          </table:table-cell>
          <table:table-cell table:style-name="BodyCell">
            <text:p text:style-name="CellText">Public / Open Source</text:p>
          </table:table-cell>
        </table:table-row>
        <table:table-row>
          <table:table-cell table:style-name="AltCell">
            <text:p text:style-name="CellText">Standards Reference</text:p>
          </table:table-cell>
          <table:table-cell table:style-name="AltCell">
            <text:p text:style-name="CellText">Document structure modeled on IEEE 829-2008 (Test Documentation)</text:p>
          </table:table-cell>
        </table:table-row>
      </table:table>
      <text:p text:style-name="BodyText"/>
      <text:h text:outline-level="1" text:style-name="Heading1">Revision History</text:h>
      <table:table table:style-name="MainTable">
        <table:table-column table:style-name="TC3"/>
        <table:table-column table:style-name="TC4"/>
        <table:table-column table:style-name="TC5"/>
        <table:table-column table:style-name="TC6"/>
        <table:table-row>
          <table:table-cell table:style-name="HdrCell">
            <text:p text:style-name="HdrText">Rev</text:p>
          </table:table-cell>
          <table:table-cell table:style-name="HdrCell">
            <text:p text:style-name="HdrText">Date</text:p>
          </table:table-cell>
          <table:table-cell table:style-name="HdrCell">
            <text:p text:style-name="HdrText">Author</text:p>
          </table:table-cell>
          <table:table-cell table:style-name="HdrCell">
            <text:p text:style-name="HdrText">Changes</text:p>
          </table:table-cell>
        </table:table-row>
        <table:table-row>
          <table:table-cell table:style-name="AltCell">
            <text:p text:style-name="CellText">—</text:p>
          </table:table-cell>
          <table:table-cell table:style-name="AltCell">
            <text:p text:style-name="CellText">2026-04-12</text:p>
          </table:table-cell>
          <table:table-cell table:style-name="AltCell">
            <text:p text:style-name="CellText">A. Kreager</text:p>
          </table:table-cell>
          <table:table-cell table:style-name="AltCell">
            <text:p text:style-name="CellText">Initial release.</text:p>
          </table:table-cell>
        </table:table-row>
      </table:table>
      <text:p text:style-name="BodyText"/>
      <text:h text:outline-level="1" text:style-name="Heading1">1. Purpose and Scope</text:h>
      <text:p text:style-name="BodyText">This document defines the test procedures for developing, validating, and integrating a Raspberry Pi-based CD changer emulator to replace a Kenwood compact disc auto-changer on a compatible head unit’s 13-pin mini-DIN CD-CH port.</text:p>
      <text:p text:style-name="BodyText">This test plan begins where TP-KRC3006-01 ends. TP-KRC3006-01 covers passive protocol capture and command mapping using a KDC-C717 changer. This document covers active emulation: making an ATtiny1616 replicate the CD changer’s protocol behavior, integrating the Raspberry Pi for audio playback, and validating the complete system.</text:p>
      <text:p text:style-name="BodyText">The procedures are structured in four sequential phases. Each phase has defined entry criteria, step-by-step procedures, expected results, and pass/fail criteria. All test results shall be recorded in the companion Test Log workbook (TL-KRC3006-03.ods).</text:p>
      <text:h text:outline-level="1" text:style-name="Heading1">2. References and Standards</text:h>
      <text:h text:outline-level="2" text:style-name="Heading2">2.1 Project Documents</text:h>
      <text:p text:style-name="IndentBody">• TP-KRC3006-01: Protocol Reverse Engineering Test Plan (prerequisite — provides the captured protocol data this plan implements against)</text:p>
      <text:p text:style-name="IndentBody">• TL-KRC3006-01: Protocol Reverse Engineering Test Log (contains decoded message structures, command map, and timing measurements)</text:p>
      <text:p text:style-name="IndentBody">• DN-KRC3006-01: HAT Design Research (ATtiny1616 pin assignments, DAC circuit, power supply architecture)</text:p>
      <text:p text:style-name="IndentBody">• DN-KRC3006-02: Schematic Analysis (bus impedance, signal routing, audio path, changer architecture)</text:p>
      <text:p text:style-name="IndentBody">• DN-KRC3006-04: Breakout Board Design</text:p>
      <text:h text:outline-level="2" text:style-name="Heading2">2.2 External References</text:h>
      <text:p text:style-name="IndentBody">• Mictronics CDC Protocol Documentation (mictronics.de, archived)</text:p>
      <text:p text:style-name="IndentBody">• Elektroda.pl Kenwood Slim CD Changer Emulator project (user szymtro)</text:p>
      <text:p text:style-name="IndentBody">• megaTinyCore documentation (github.com/SpenceKonde/megaTinyCore)</text:p>
      <text:p text:style-name="IndentBody">• Microchip ATtiny1616 datasheet (DS40001997)</text:p>
      <text:p text:style-name="IndentBody">• Texas Instruments PCM5102A datasheet (SLAS764)</text:p>
      <text:h text:outline-level="2" text:style-name="Heading2">2.3 Diagram Standards</text:h>
      <text:p text:style-name="IndentBody">• Schematics: IEC 60617 symbols via KiCad. Export as SVG or PDF.</text:p>
      <text:p text:style-name="IndentBody">• Timing diagrams: WaveDrom JSON. Commit both source and rendered SVG.</text:p>
      <text:p text:style-name="IndentBody">• State machine diagrams: Mermaid stateDiagram-v2 syntax.</text:p>
      <text:p text:style-name="IndentBody">• Block diagrams: draw.io with Electrical Engineering shape library. Save as .drawio.svg.</text:p>
      <text:h text:outline-level="1" text:style-name="Heading1">3. Equipment and Materials</text:h>
      <text:p text:style-name="BodyText">All equipment used for testing should be recorded on the Equipment Register tab of the test log workbook, including serial numbers where applicable.</text:p>
      <table:table table:style-name="MainTable">
        <table:table-column table:style-name="TC7"/>
        <table:table-column table:style-name="TC8"/>
        <table:table-column table:style-name="TC9"/>
        <table:table-row>
          <table:table-cell table:style-name="HdrCell">
            <text:p text:style-name="HdrText">Equipment / Component</text:p>
          </table:table-cell>
          <table:table-cell table:style-name="HdrCell">
            <text:p text:style-name="HdrText">Ref ID</text:p>
          </table:table-cell>
          <table:table-cell table:style-name="HdrCell">
            <text:p text:style-name="HdrText">Purpose / Notes</text:p>
          </table:table-cell>
        </table:table-row>
        <table:table-row>
          <table:table-cell table:style-name="AltCell">
            <text:p text:style-name="CellText">Kenwood KRC-3006 Head Unit</text:p>
          </table:table-cell>
          <table:table-cell table:style-name="AltCell">
            <text:p text:style-name="CellText">DUT</text:p>
          </table:table-cell>
          <table:table-cell table:style-name="AltCell">
            <text:p text:style-name="CellText">Device under test.</text:p>
          </table:table-cell>
        </table:table-row>
        <table:table-row>
          <table:table-cell table:style-name="BodyCell">
            <text:p text:style-name="CellText">Regulated Bench PSU (12 V / 2 A)</text:p>
          </table:table-cell>
          <table:table-cell table:style-name="BodyCell">
            <text:p text:style-name="CellText">PWR-01</text:p>
          </table:table-cell>
          <table:table-cell table:style-name="BodyCell">
            <text:p text:style-name="CellText">Powers the head unit outside the vehicle.</text:p>
          </table:table-cell>
        </table:table-row>
        <table:table-row>
          <table:table-cell table:style-name="AltCell">
            <text:p text:style-name="CellText">Staged Power Adapter</text:p>
          </table:table-cell>
          <table:table-cell table:style-name="AltCell">
            <text:p text:style-name="CellText">PWR-02</text:p>
          </table:table-cell>
          <table:table-cell table:style-name="AltCell">
            <text:p text:style-name="CellText">Custom adapter with two toggle switches (constant power / ignition power). Required for Phase 4 power-cycle testing.</text:p>
          </table:table-cell>
        </table:table-row>
        <table:table-row>
          <table:table-cell table:style-name="BodyCell">
            <text:p text:style-name="CellText">USB Logic Analyzer (24 MHz / 8 ch)</text:p>
          </table:table-cell>
          <table:table-cell table:style-name="BodyCell">
            <text:p text:style-name="CellText">LA-01</text:p>
          </table:table-cell>
          <table:table-cell table:style-name="BodyCell">
            <text:p text:style-name="CellText">SparkFun TOL-18627; protocol verification during emulation.</text:p>
          </table:table-cell>
        </table:table-row>
        <table:table-row>
          <table:table-cell table:style-name="AltCell">
            <text:p text:style-name="CellText">Digital Multimeter</text:p>
          </table:table-cell>
          <table:table-cell table:style-name="AltCell">
            <text:p text:style-name="CellText">DMM-01</text:p>
          </table:table-cell>
          <table:table-cell table:style-name="AltCell">
            <text:p text:style-name="CellText">Voltage verification, continuity.</text:p>
          </table:table-cell>
        </table:table-row>
        <table:table-row>
          <table:table-cell table:style-name="BodyCell">
            <text:p text:style-name="CellText">Adafruit ATtiny1616 Breakout (#5690)</text:p>
          </table:table-cell>
          <table:table-cell table:style-name="BodyCell">
            <text:p text:style-name="CellText">MCU-01</text:p>
          </table:table-cell>
          <table:table-cell table:style-name="BodyCell">
            <text:p text:style-name="CellText">Protocol emulation microcontroller (3.3 V, megaTinyCore).</text:p>
          </table:table-cell>
        </table:table-row>
        <table:table-row>
          <table:table-cell table:style-name="AltCell">
            <text:p text:style-name="CellText">Adafruit UPDI Friend</text:p>
          </table:table-cell>
          <table:table-cell table:style-name="AltCell">
            <text:p text:style-name="CellText">PRG-01</text:p>
          </table:table-cell>
          <table:table-cell table:style-name="AltCell">
            <text:p text:style-name="CellText">ATtiny1616 programmer (USB serial UPDI).</text:p>
          </table:table-cell>
        </table:table-row>
        <table:table-row>
          <table:table-cell table:style-name="BodyCell">
            <text:p text:style-name="CellText">Raspberry Pi</text:p>
          </table:table-cell>
          <table:table-cell table:style-name="BodyCell">
            <text:p text:style-name="CellText">SBC-01</text:p>
          </table:table-cell>
          <table:table-cell table:style-name="BodyCell">
            <text:p text:style-name="CellText">Media server and audio playback controller.</text:p>
          </table:table-cell>
        </table:table-row>
        <table:table-row>
          <table:table-cell table:style-name="AltCell">
            <text:p text:style-name="CellText">GY-PCM5102A I2S DAC Module</text:p>
          </table:table-cell>
          <table:table-cell table:style-name="AltCell">
            <text:p text:style-name="CellText">MOD-01</text:p>
          </table:table-cell>
          <table:table-cell table:style-name="AltCell">
            <text:p text:style-name="CellText">Line-level audio output from Pi.</text:p>
          </table:table-cell>
        </table:table-row>
        <table:table-row>
          <table:table-cell table:style-name="BodyCell">
            <text:p text:style-name="CellText">Bidirectional Level Shifter</text:p>
          </table:table-cell>
          <table:table-cell table:style-name="BodyCell">
            <text:p text:style-name="CellText">MOD-04</text:p>
          </table:table-cell>
          <table:table-cell table:style-name="BodyCell">
            <text:p text:style-name="CellText">3.3 V (ATtiny) ↔ 5 V (Kenwood bus); see Section 4.1.1.</text:p>
          </table:table-cell>
        </table:table-row>
        <table:table-row>
          <table:table-cell table:style-name="AltCell">
            <text:p text:style-name="CellText">Changer Cable Breakout Pass-Through Board</text:p>
          </table:table-cell>
          <table:table-cell table:style-name="AltCell">
            <text:p text:style-name="CellText">MOD-03</text:p>
          </table:table-cell>
          <table:table-cell table:style-name="AltCell">
            <text:p text:style-name="CellText">Test access points for logic analyzer; protocol verification.</text:p>
          </table:table-cell>
        </table:table-row>
        <table:table-row>
          <table:table-cell table:style-name="BodyCell">
            <text:p text:style-name="CellText">PulseView Software (sigrok)</text:p>
          </table:table-cell>
          <table:table-cell table:style-name="BodyCell">
            <text:p text:style-name="CellText">SW-01</text:p>
          </table:table-cell>
          <table:table-cell table:style-name="BodyCell">
            <text:p text:style-name="CellText">Logic analyzer capture and decode.</text:p>
          </table:table-cell>
        </table:table-row>
        <table:table-row>
          <table:table-cell table:style-name="AltCell">
            <text:p text:style-name="CellText">Arduino IDE with megaTinyCore</text:p>
          </table:table-cell>
          <table:table-cell table:style-name="AltCell">
            <text:p text:style-name="CellText">SW-02</text:p>
          </table:table-cell>
          <table:table-cell table:style-name="AltCell">
            <text:p text:style-name="CellText">ATtiny1616 firmware development.</text:p>
          </table:table-cell>
        </table:table-row>
        <table:table-row>
          <table:table-cell table:style-name="BodyCell">
            <text:p text:style-name="CellText">Breadboard and Jumper Wires</text:p>
          </table:table-cell>
          <table:table-cell table:style-name="BodyCell">
            <text:p text:style-name="CellText">—</text:p>
          </table:table-cell>
          <table:table-cell table:style-name="BodyCell">
            <text:p text:style-name="CellText">Prototyping connections.</text:p>
          </table:table-cell>
        </table:table-row>
        <table:table-row>
          <table:table-cell table:style-name="AltCell">
            <text:p text:style-name="CellText">13-Pin DIN Cable</text:p>
          </table:table-cell>
          <table:table-cell table:style-name="AltCell">
            <text:p text:style-name="CellText">CBL-01</text:p>
          </table:table-cell>
          <table:table-cell table:style-name="AltCell">
            <text:p text:style-name="CellText">Male connector Kenwood changer cable.</text:p>
          </table:table-cell>
        </table:table-row>
        <table:table-row>
          <table:table-cell table:style-name="BodyCell">
            <text:p text:style-name="CellText">3.5 mm Male-to-Male Audio Cable</text:p>
          </table:table-cell>
          <table:table-cell table:style-name="BodyCell">
            <text:p text:style-name="CellText">CBL-02</text:p>
          </table:table-cell>
          <table:table-cell table:style-name="BodyCell">
            <text:p text:style-name="CellText">Audio connection from DAC to breakout board (if needed).</text:p>
          </table:table-cell>
        </table:table-row>
      </table:table>
      <text:p text:style-name="BodyText"/>
      <text:p text:style-name="CautionText"><text:span text:style-name="BoldSpan">CAUTION: </text:span>The head unit operates at 12 V automotive voltage. Ensure the bench power supply has current limiting set to 2 A maximum. Never apply power with reversed polarity. The ATtiny1616 breakout runs at 3.3 V — all connections to the 5 V Kenwood bus must pass through the level shifter.</text:p>
      <text:h text:outline-level="1" text:style-name="Heading1">4. Test Phases</text:h>
      <text:p text:style-name="BodyText">Testing is divided into four sequential phases. Each phase has entry criteria that must be satisfied before beginning. Do not skip phases; later phases depend on validated results from earlier ones.</text:p>
      <text:h text:outline-level="2" text:style-name="Heading2">4.1 Phase 1: ATtiny1616 Handshake Emulation</text:h>
      <text:p text:style-name="BodyText"><text:span text:style-name="BoldSpan">Objective: </text:span>Program the ATtiny1616 to respond to the head unit’s idle polling messages (captured in TP-KRC3006-01 Phase 2) with a valid handshake. The head unit should recognize a changer is connected and transition out of its “no changer” display state. This is the critical proof-of-concept milestone.</text:p>
      <text:p text:style-name="BodyText"><text:span text:style-name="BoldSpan">Entry Criteria:</text:span></text:p>
      <text:p text:style-name="IndentBody">• TP-KRC3006-01 complete. Idle polling message structure decoded and documented in TL-KRC3006-01.</text:p>
      <text:p text:style-name="IndentBody">• MCU-01, PRG-01, MOD-04, MOD-03 available and functional.</text:p>
      <text:p text:style-name="IndentBody">• ATtiny1616 verified working: upload a test blink sketch via UPDI Friend using megaTinyCore in the Arduino IDE.</text:p>
      <text:p text:style-name="IndentBody">• Head unit bench power setup validated (from TP-KRC3006-01 Phase 1).</text:p>
      <text:p text:style-name="BodyText"><text:span text:style-name="BoldSpan">Reference: </text:span>Record all results on Test Log Tab “Phase 1 — Handshake.”</text:p>
      <text:h text:outline-level="3" text:style-name="Heading3">4.1.1 Level Shifter Setup</text:h>
      <text:p text:style-name="IndentBody"><text:span text:style-name="BoldSpan">1. </text:span>The ATtiny1616 breakout runs at 3.3 V. The Kenwood bus operates at 5 V. A bidirectional level shifter is required for all signal connections between them.</text:p>
      <text:p text:style-name="IndentBody"><text:span text:style-name="BoldSpan">2. </text:span>For breadboard prototyping, use BSS138-based 4-channel bidirectional level shifter modules (two modules provide 8 channels). For the final HAT, the design targets the SN74LVC8T245PWR (two chips, one per direction — see DN-KRC3006-01).</text:p>
      <text:p text:style-name="IndentBody"><text:span text:style-name="BoldSpan">3. </text:span>Connect the level shifter low-voltage reference (LV) to 3.3 V from the ATtiny1616 breakout’s 3.3 V output pin. Connect the high-voltage reference (HV) to 5 V. For the 5 V source during breadboard prototyping, use one of the following:</text:p>
      <text:p text:style-name="SubIndentBody"><text:span text:style-name="BoldSpan">a. </text:span>A 5 V bench supply (preferred — independent, clean).</text:p>
      <text:p text:style-name="SubIndentBody"><text:span text:style-name="BoldSpan">b. </text:span>A 7805 or LM1117-5.0 regulator fed from the head unit’s Pin 3 (B.U. 12 V). This is raw, unfiltered battery voltage — add a 100 µF electrolytic and 100 nF ceramic on the input and output.</text:p>
      <text:p text:style-name="SubIndentBody"><text:span text:style-name="BoldSpan">c. </text:span>A USB power source. Do NOT use the ATtiny breakout’s USB 5 V — it backfeeds through the 3.3 V regulator.</text:p>
      <text:p text:style-name="IndentBody">Record the 5 V source used on the test log.</text:p>
      <text:p text:style-name="IndentBody"><text:span text:style-name="BoldSpan">4. </text:span>Verify both voltage rails with the multimeter before connecting any signals. Record measured LV and HV voltages.</text:p>
      <text:h text:outline-level="3" text:style-name="Heading3">4.1.2 ATtiny1616 Wiring</text:h>
      <text:p text:style-name="IndentBody"><text:span text:style-name="BoldSpan">1. </text:span>Connect the ATtiny1616 to the breakout board (MOD-03) via the level shifter. Route all signals through the level shifter — no direct connections between the ATtiny and the Kenwood bus. Use the following pin assignments (from DN-KRC3006-01):</text:p>
      <table:table table:style-name="MainTable">
        <table:table-column table:style-name="TC10"/>
        <table:table-column table:style-name="TC11"/>
        <table:table-column table:style-name="TC12"/>
        <table:table-column table:style-name="TC13"/>
        <table:table-column table:style-name="TC14"/>
        <table:table-row>
          <table:table-cell table:style-name="HdrCell">
            <text:p text:style-name="HdrText">ATtiny Pin</text:p>
          </table:table-cell>
          <table:table-cell table:style-name="HdrCell">
            <text:p text:style-name="HdrText">CD-CH Pin</text:p>
          </table:table-cell>
          <table:table-cell table:style-name="HdrCell">
            <text:p text:style-name="HdrText">Signal</text:p>
          </table:table-cell>
          <table:table-cell table:style-name="HdrCell">
            <text:p text:style-name="HdrText">Direction</text:p>
          </table:table-cell>
          <table:table-cell table:style-name="HdrCell">
            <text:p text:style-name="HdrText">Notes</text:p>
          </table:table-cell>
        </table:table-row>
        <table:table-row>
          <table:table-cell table:style-name="AltCell">
            <text:p text:style-name="CellText">PA3 (SPI SCK)</text:p>
          </table:table-cell>
          <table:table-cell table:style-name="AltCell">
            <text:p text:style-name="CellText">Pin 13</text:p>
          </table:table-cell>
          <table:table-cell table:style-name="AltCell">
            <text:p text:style-name="CellText">CLK</text:p>
          </table:table-cell>
          <table:table-cell table:style-name="AltCell">
            <text:p text:style-name="CellText">Input</text:p>
          </table:table-cell>
          <table:table-cell table:style-name="AltCell">
            <text:p text:style-name="CellText">Hardware SPI clock</text:p>
          </table:table-cell>
        </table:table-row>
        <table:table-row>
          <table:table-cell table:style-name="BodyCell">
            <text:p text:style-name="CellText">PA4 (SPI MOSI)</text:p>
          </table:table-cell>
          <table:table-cell table:style-name="BodyCell">
            <text:p text:style-name="CellText">Pin 11</text:p>
          </table:table-cell>
          <table:table-cell table:style-name="BodyCell">
            <text:p text:style-name="CellText">CH-DATAH</text:p>
          </table:table-cell>
          <table:table-cell table:style-name="BodyCell">
            <text:p text:style-name="CellText">Input</text:p>
          </table:table-cell>
          <table:table-cell table:style-name="BodyCell">
            <text:p text:style-name="CellText">Data from head unit</text:p>
          </table:table-cell>
        </table:table-row>
        <table:table-row>
          <table:table-cell table:style-name="AltCell">
            <text:p text:style-name="CellText">PA5 (SPI MISO)</text:p>
          </table:table-cell>
          <table:table-cell table:style-name="AltCell">
            <text:p text:style-name="CellText">Pin 10</text:p>
          </table:table-cell>
          <table:table-cell table:style-name="AltCell">
            <text:p text:style-name="CellText">CH-DATAC</text:p>
          </table:table-cell>
          <table:table-cell table:style-name="AltCell">
            <text:p text:style-name="CellText">Output</text:p>
          </table:table-cell>
          <table:table-cell table:style-name="AltCell">
            <text:p text:style-name="CellText">Data to head unit</text:p>
          </table:table-cell>
        </table:table-row>
        <table:table-row>
          <table:table-cell table:style-name="BodyCell">
            <text:p text:style-name="CellText">PA6</text:p>
          </table:table-cell>
          <table:table-cell table:style-name="BodyCell">
            <text:p text:style-name="CellText">Pin 1</text:p>
          </table:table-cell>
          <table:table-cell table:style-name="BodyCell">
            <text:p text:style-name="CellText">CH-REQH</text:p>
          </table:table-cell>
          <table:table-cell table:style-name="BodyCell">
            <text:p text:style-name="CellText">Input</text:p>
          </table:table-cell>
          <table:table-cell table:style-name="BodyCell">
            <text:p text:style-name="CellText">Pin-change interrupt, falling edge</text:p>
          </table:table-cell>
        </table:table-row>
        <table:table-row>
          <table:table-cell table:style-name="AltCell">
            <text:p text:style-name="CellText">PA7</text:p>
          </table:table-cell>
          <table:table-cell table:style-name="AltCell">
            <text:p text:style-name="CellText">Pin 9</text:p>
          </table:table-cell>
          <table:table-cell table:style-name="AltCell">
            <text:p text:style-name="CellText">CH-REQC</text:p>
          </table:table-cell>
          <table:table-cell table:style-name="AltCell">
            <text:p text:style-name="CellText">Output</text:p>
          </table:table-cell>
          <table:table-cell table:style-name="AltCell">
            <text:p text:style-name="CellText">Changer handshake</text:p>
          </table:table-cell>
        </table:table-row>
        <table:table-row>
          <table:table-cell table:style-name="BodyCell">
            <text:p text:style-name="CellText">PB0</text:p>
          </table:table-cell>
          <table:table-cell table:style-name="BodyCell">
            <text:p text:style-name="CellText">Pin 4</text:p>
          </table:table-cell>
          <table:table-cell table:style-name="BodyCell">
            <text:p text:style-name="CellText">CH-CON</text:p>
          </table:table-cell>
          <table:table-cell table:style-name="BodyCell">
            <text:p text:style-name="CellText">Input</text:p>
          </table:table-cell>
          <table:table-cell table:style-name="BodyCell">
            <text:p text:style-name="CellText">Changer connect/enable</text:p>
          </table:table-cell>
        </table:table-row>
        <table:table-row>
          <table:table-cell table:style-name="AltCell">
            <text:p text:style-name="CellText">PB1</text:p>
          </table:table-cell>
          <table:table-cell table:style-name="AltCell">
            <text:p text:style-name="CellText">Pin 5</text:p>
          </table:table-cell>
          <table:table-cell table:style-name="AltCell">
            <text:p text:style-name="CellText">CH-MUTE</text:p>
          </table:table-cell>
          <table:table-cell table:style-name="AltCell">
            <text:p text:style-name="CellText">Output</text:p>
          </table:table-cell>
          <table:table-cell table:style-name="AltCell">
            <text:p text:style-name="CellText">Mute control, initialize HIGH</text:p>
          </table:table-cell>
        </table:table-row>
        <table:table-row>
          <table:table-cell table:style-name="BodyCell">
            <text:p text:style-name="CellText">PB2</text:p>
          </table:table-cell>
          <table:table-cell table:style-name="BodyCell">
            <text:p text:style-name="CellText">Pin 7</text:p>
          </table:table-cell>
          <table:table-cell table:style-name="BodyCell">
            <text:p text:style-name="CellText">CH-RST</text:p>
          </table:table-cell>
          <table:table-cell table:style-name="BodyCell">
            <text:p text:style-name="CellText">Input</text:p>
          </table:table-cell>
          <table:table-cell table:style-name="BodyCell">
            <text:p text:style-name="CellText">Reset from head unit</text:p>
          </table:table-cell>
        </table:table-row>
        <table:table-row>
          <table:table-cell table:style-name="AltCell">
            <text:p text:style-name="CellText">GND</text:p>
          </table:table-cell>
          <table:table-cell table:style-name="AltCell">
            <text:p text:style-name="CellText">Pin 2</text:p>
          </table:table-cell>
          <table:table-cell table:style-name="AltCell">
            <text:p text:style-name="CellText">GND</text:p>
          </table:table-cell>
          <table:table-cell table:style-name="AltCell">
            <text:p text:style-name="CellText">—</text:p>
          </table:table-cell>
          <table:table-cell table:style-name="AltCell">
            <text:p text:style-name="CellText">Common ground through level shifter</text:p>
          </table:table-cell>
        </table:table-row>
      </table:table>
      <text:p text:style-name="BodyText"/>
      <text:p text:style-name="NoteText"><text:span text:style-name="BoldSpan">NOTE: </text:span>Do not connect PA1 (UART TX) or PA2 (UART RX) yet — those are for the Pi serial link in Phase 3.</text:p>
      <text:p text:style-name="IndentBody"><text:span text:style-name="BoldSpan">2. </text:span>Connect the logic analyzer (LA-01) to the breakout board’s test headers in parallel with the ATtiny connections. Use the same channel assignments established in TP-KRC3006-01 Phase 2. This allows simultaneous observation of head unit transmissions and ATtiny responses.</text:p>
      <text:p text:style-name="IndentBody"><text:span text:style-name="BoldSpan">3. </text:span>Double-check all connections against the wiring table. Verify with the multimeter that no signal line is shorted to 5 V, 3.3 V, 12 V, or GND. Verify that GND is common between the ATtiny breakout, level shifter, head unit (Pin 2), and logic analyzer.</text:p>
      <text:p text:style-name="CautionText"><text:span text:style-name="BoldSpan">CAUTION: </text:span>During development, power the ATtiny breakout from USB (laptop) and the head unit from the bench PSU. All signal connections between them must pass through the level shifter. Do NOT connect the ATtiny to the head unit’s +12 V (Pin 3).</text:p>
      <text:h text:outline-level="3" text:style-name="Heading3">4.1.3 Handshake Implementation</text:h>
      <text:p text:style-name="IndentBody"><text:span text:style-name="BoldSpan">1. </text:span>Using the idle polling message structure captured in TP-KRC3006-01 Phase 2, write ATtiny1616 firmware (megaTinyCore, Arduino IDE) that:</text:p>
      <text:p text:style-name="SubIndentBody"><text:span text:style-name="BoldSpan">a. </text:span>Monitors CH-CON (PB0) — only respond when the head unit has selected CD changer mode.</text:p>
      <text:p text:style-name="SubIndentBody"><text:span text:style-name="BoldSpan">b. </text:span>Monitors CH-REQH (PA6) for a falling edge via pin-change interrupt.</text:p>
      <text:p text:style-name="SubIndentBody"><text:span text:style-name="BoldSpan">c. </text:span>When CH-REQH goes LOW, reads data bytes on CH-DATAH (PA4/MOSI) clocked by CLK (PA3/SCK) using the hardware SPI peripheral in slave mode.</text:p>
      <text:p text:style-name="SubIndentBody"><text:span text:style-name="BoldSpan">d. </text:span>After receiving the complete polling message, pulls CH-REQC (PA7) LOW to acknowledge.</text:p>
      <text:p text:style-name="SubIndentBody"><text:span text:style-name="BoldSpan">e. </text:span>Loads a response into the SPI data register for transmission on CH-DATAC (PA5/MISO), synchronized to CLK.</text:p>
      <text:p text:style-name="SubIndentBody"><text:span text:style-name="BoldSpan">f. </text:span>Releases CH-REQC HIGH after transmission completes.</text:p>
      <text:p text:style-name="IndentBody"><text:span text:style-name="BoldSpan">2. </text:span>For the initial response, use the minimum viable status message: “changer present, no disc loaded.” Refer to the Mictronics documentation and the captured C717 responses from TP-KRC3006-01 Phase 2B. Using a “no disc” response is safer than claiming discs are loaded before audio is working.</text:p>
      <text:p text:style-name="IndentBody"><text:span text:style-name="BoldSpan">3. </text:span>Confirm CH-CON polarity before coding the enable check. TP-KRC3006-01 Phase 1 measured the actual voltage on Pin 4 in both states. If active-LOW (per service manual analysis), the ATtiny should check PB0 == LOW as the precondition for responding. If active-HIGH (per some published docs), check PB0 == HIGH. Use the measured result, not assumptions.</text:p>
      <text:p text:style-name="IndentBody"><text:span text:style-name="BoldSpan">4. </text:span>Hold CH-MUTE (PB1) LOW during initialization. Release it HIGH only after the first successful handshake exchange completes. This prevents audio pops during startup.</text:p>
      <text:p text:style-name="IndentBody"><text:span text:style-name="BoldSpan">5. </text:span>Monitor CH-RST (PB2). If RESET is asserted by the head unit, reinitialize the protocol state machine and restart the handshake sequence.</text:p>
      <text:p text:style-name="IndentBody"><text:span text:style-name="BoldSpan">6. </text:span>Upload the firmware via the UPDI Friend (PRG-01). Start a logic analyzer capture, then power on the head unit and select CD changer source.</text:p>
      <text:p text:style-name="IndentBody"><text:span text:style-name="BoldSpan">7. </text:span>Examine the logic analyzer capture. Compare the ATtiny’s response against the C717’s response captured in TP-KRC3006-01 Phase 2B. Record the following on the test log:</text:p>
      <text:p text:style-name="SubIndentBody"><text:span text:style-name="BoldSpan">a. </text:span>Does the ATtiny respond within the timing window established by the C717 captures?</text:p>
      <text:p text:style-name="SubIndentBody"><text:span text:style-name="BoldSpan">b. </text:span>Are the response bytes correct (compare hex values byte-by-byte)?</text:p>
      <text:p text:style-name="SubIndentBody"><text:span text:style-name="BoldSpan">c. </text:span>Is the CH-REQC handshake timing (assert LOW, release HIGH) consistent with the C717 behavior?</text:p>
      <text:p text:style-name="IndentBody"><text:span text:style-name="BoldSpan">8. </text:span>The critical success indicator is the head unit’s display. It should change from the “NO CHANGER” / searching state to something acknowledging a connected changer (e.g., “NO DISC” or equivalent). Photograph the display and record the exact text on the test log.</text:p>
      <text:p text:style-name="IndentBody"><text:span text:style-name="BoldSpan">9. </text:span>If the handshake fails, use the logic analyzer capture to diagnose the failure mode. Common issues include:</text:p>
      <text:p text:style-name="SubIndentBody"><text:span text:style-name="BoldSpan">a. </text:span>Response too slow (ATtiny misses the timing window — check interrupt latency).</text:p>
      <text:p text:style-name="SubIndentBody"><text:span text:style-name="BoldSpan">b. </text:span>SPI clock polarity or phase mismatch (data sampled on wrong edge — try CPOL/CPHA combinations).</text:p>
      <text:p text:style-name="SubIndentBody"><text:span text:style-name="BoldSpan">c. </text:span>Bit order wrong (MSB vs LSB first — compare against captured C717 data).</text:p>
      <text:p text:style-name="SubIndentBody"><text:span text:style-name="BoldSpan">d. </text:span>Wrong byte count in response (compare frame length against C717 capture).</text:p>
      <text:p text:style-name="SubIndentBody"><text:span text:style-name="BoldSpan">e. </text:span>CH-REQC timing wrong (asserted too early, too late, or for wrong duration).</text:p>
      <text:p text:style-name="SubIndentBody"><text:span text:style-name="BoldSpan">f. </text:span>Level shifter introducing excessive propagation delay (measure with scope if available).</text:p>
      <text:p text:style-name="IndentBody">Record each attempt and its outcome on the test log. Iterate until handshake succeeds.</text:p>
      <text:p text:style-name="PassCriteria"><text:span text:style-name="BoldSpan">Pass Criteria: </text:span>Head unit display changes from “no changer” state to “changer connected” state (e.g., “NO DISC”). Logic analyzer capture shows valid bidirectional data exchange matching the timing profile of the real C717. No error states triggered on the head unit.</text:p>
      <text:p text:style-name="NoteText"><text:span text:style-name="BoldSpan">NOTE: </text:span>Expected iterations: This phase typically requires 5–15 firmware iterations to get the handshake timing right. The test log has space for multiple attempts.</text:p>
      <text:h text:outline-level="2" text:style-name="Heading2">4.2 Phase 2: Command Response Implementation</text:h>
      <text:p text:style-name="BodyText"><text:span text:style-name="BoldSpan">Objective: </text:span>Implement ATtiny1616 firmware responses for every head unit command documented in the TP-KRC3006-01 command map. The head unit should display disc/track information and accept all transport controls without dropping the changer connection.</text:p>
      <text:p text:style-name="BodyText"><text:span text:style-name="BoldSpan">Entry Criteria: </text:span>Phase 1 passed — handshake stable. Head unit recognizes the ATtiny as a connected changer. Complete command map available from TP-KRC3006-01.</text:p>
      <text:p text:style-name="BodyText"><text:span text:style-name="BoldSpan">Reference: </text:span>Record results on Test Log Tab “Phase 2 — Commands.”</text:p>
      <text:h text:outline-level="3" text:style-name="Heading3">4.2.1 Status Response Implementation</text:h>
      <text:p text:style-name="IndentBody"><text:span text:style-name="BoldSpan">1. </text:span>Update the ATtiny firmware to respond to status polls with “disc loaded, stopped” status. Report disc 1 present with a plausible track count (e.g., 10 tracks). Use the status byte format captured from the real C717 in TP-KRC3006-01. This should cause the head unit to enable its transport controls (play, next, prev, etc.).</text:p>
      <text:p text:style-name="IndentBody"><text:span text:style-name="BoldSpan">2. </text:span>Verify the head unit display shows disc and track information. Record the exact display text and photograph it.</text:p>
      <text:p text:style-name="IndentBody"><text:span text:style-name="BoldSpan">3. </text:span>If the head unit drops the connection or shows an error state after initially recognizing the changer, the status response format is likely wrong. Compare the ATtiny’s response byte-by-byte against the C717 capture. Pay attention to:</text:p>
      <text:p text:style-name="SubIndentBody"><text:span text:style-name="BoldSpan">a. </text:span>Status flags (playing vs stopped, disc loaded vs empty, error bits).</text:p>
      <text:p text:style-name="SubIndentBody"><text:span text:style-name="BoldSpan">b. </text:span>Disc number encoding (BCD vs binary, 0-indexed vs 1-indexed).</text:p>
      <text:p text:style-name="SubIndentBody"><text:span text:style-name="BoldSpan">c. </text:span>Track number encoding.</text:p>
      <text:p text:style-name="SubIndentBody"><text:span text:style-name="BoldSpan">d. </text:span>Any checksum or parity byte at the end of the status message.</text:p>
      <text:h text:outline-level="3" text:style-name="Heading3">4.2.2 Transport Command Responses</text:h>
      <text:p text:style-name="IndentBody"><text:span text:style-name="BoldSpan">1. </text:span>Working through the command map from TP-KRC3006-01, implement firmware responses for each command in the following priority order:</text:p>
      <text:p text:style-name="SubIndentBody"><text:span text:style-name="BoldSpan">a. </text:span>Play — Respond with “playing” status, disc 1, track 1, time counting up.</text:p>
      <text:p text:style-name="SubIndentBody"><text:span text:style-name="BoldSpan">b. </text:span>Stop / Pause — Respond with “stopped” status, retain current disc/track.</text:p>
      <text:p text:style-name="SubIndentBody"><text:span text:style-name="BoldSpan">c. </text:span>Next Track — Increment track number in status response.</text:p>
      <text:p text:style-name="SubIndentBody"><text:span text:style-name="BoldSpan">d. </text:span>Previous Track — Decrement track number in status response.</text:p>
      <text:p text:style-name="SubIndentBody"><text:span text:style-name="BoldSpan">e. </text:span>Disc Change (up/down or direct select) — Update disc number in status response. Assert MUTE LOW for 200–500 ms during the transition, then release HIGH.</text:p>
      <text:p text:style-name="SubIndentBody"><text:span text:style-name="BoldSpan">f. </text:span>Repeat mode toggle — Set/clear repeat flag in status response.</text:p>
      <text:p text:style-name="SubIndentBody"><text:span text:style-name="BoldSpan">g. </text:span>Shuffle/Random mode toggle — Set/clear shuffle flag in status response.</text:p>
      <text:p text:style-name="IndentBody"><text:span text:style-name="BoldSpan">2. </text:span>For each command, the test procedure is:</text:p>
      <text:p text:style-name="SubIndentBody"><text:span text:style-name="BoldSpan">a. </text:span>Start a logic analyzer capture.</text:p>
      <text:p text:style-name="SubIndentBody"><text:span text:style-name="BoldSpan">b. </text:span>Press the button on the head unit.</text:p>
      <text:p text:style-name="SubIndentBody"><text:span text:style-name="BoldSpan">c. </text:span>Verify the ATtiny receives the expected command bytes (compare against TP-KRC3006-01 command map).</text:p>
      <text:p text:style-name="SubIndentBody"><text:span text:style-name="BoldSpan">d. </text:span>Verify the ATtiny sends the correct updated status response.</text:p>
      <text:p text:style-name="SubIndentBody"><text:span text:style-name="BoldSpan">e. </text:span>Verify the head unit display updates accordingly.</text:p>
      <text:p text:style-name="SubIndentBody"><text:span text:style-name="BoldSpan">f. </text:span>Stop capture, save as P2_cmd_[name]_[sequence].sr.</text:p>
      <text:p text:style-name="SubIndentBody"><text:span text:style-name="BoldSpan">g. </text:span>Record the result (pass/fail, display text, any anomalies) on the test log.</text:p>
      <text:p text:style-name="IndentBody"><text:span text:style-name="BoldSpan">3. </text:span>Test command sequences that the head unit may issue automatically:</text:p>
      <text:p text:style-name="SubIndentBody"><text:span text:style-name="BoldSpan">a. </text:span>End of disc — What happens when the ATtiny reports the last track has ended? Does the head unit send a “next disc” command, or does it expect the changer to auto-advance?</text:p>
      <text:p text:style-name="SubIndentBody"><text:span text:style-name="BoldSpan">b. </text:span>Disc change completion — After a disc change command, how long does the head unit wait for the new disc’s status before timing out?</text:p>
      <text:p text:style-name="SubIndentBody"><text:span text:style-name="BoldSpan">c. </text:span>Error recovery — If the ATtiny deliberately sends a malformed response, does the head unit retry, reset, or drop the connection? Document the retry/timeout behavior.</text:p>
      <text:p text:style-name="IndentBody"><text:span text:style-name="BoldSpan">4. </text:span>Implement a simulated elapsed time counter. The ATtiny should increment a minutes:seconds counter in its status responses during “playing” state. The head unit display should show time counting up. The counter does not need to be real-time accurate at this stage — it just needs to increment plausibly (roughly 1 second per second). Verify the display updates.</text:p>
      <text:h text:outline-level="3" text:style-name="Heading3">4.2.3 Connection Stability Test</text:h>
      <text:p text:style-name="BodyText">With all commands implemented, let the ATtiny respond to head unit polling continuously for 30 minutes. Toggle through several commands (play, next track, disc change, stop, play again) during this period. Monitor for:</text:p>
      <text:p text:style-name="IndentBody"><text:span text:style-name="BoldSpan">1. </text:span>Protocol disconnections (head unit reverts to “no changer” state).</text:p>
      <text:p text:style-name="IndentBody"><text:span text:style-name="BoldSpan">2. </text:span>Display freezes or corrupted information.</text:p>
      <text:p text:style-name="IndentBody"><text:span text:style-name="BoldSpan">3. </text:span>Missed polls (visible as gaps in the logic analyzer capture).</text:p>
      <text:p text:style-name="IndentBody"><text:span text:style-name="BoldSpan">4. </text:span>Gradual timing drift.</text:p>
      <text:p text:style-name="IndentBody">Record the duration and any incidents on the test log.</text:p>
      <text:p text:style-name="PassCriteria"><text:span text:style-name="BoldSpan">Pass Criteria: </text:span>All commands from the TP-KRC3006-01 command map produce correct status responses and head unit display updates. 30-minute stability test completes with no protocol disconnections. MUTE line asserts correctly during disc changes.</text:p>
      <text:h text:outline-level="2" text:style-name="Heading2">4.3 Phase 3: Audio Playback Integration</text:h>
      <text:p text:style-name="BodyText"><text:span text:style-name="BoldSpan">Objective: </text:span>Connect the Raspberry Pi with I2S DAC to the audio input pins, establish a serial command bridge between the ATtiny and the Pi, and achieve end-to-end music playback controlled by the head unit’s buttons.</text:p>
      <text:p text:style-name="BodyText"><text:span text:style-name="BoldSpan">Entry Criteria: </text:span>Phase 2 passed — all commands implemented and stable. Raspberry Pi configured with OS and audio software. GY-PCM5102A DAC module tested independently (plays audio to headphones or powered speaker).</text:p>
      <text:p text:style-name="BodyText"><text:span text:style-name="BoldSpan">Reference: </text:span>Record results on Test Log Tab “Phase 3 — Integration.”</text:p>
      <text:h text:outline-level="3" text:style-name="Heading3">4.3.1 DAC Audio Chain Setup</text:h>
      <text:p text:style-name="IndentBody"><text:span text:style-name="BoldSpan">1. </text:span>Connect the GY-PCM5102A DAC module to the Raspberry Pi’s GPIO header:</text:p>
      <table:table table:style-name="MainTable">
        <table:table-column table:style-name="TC15"/>
        <table:table-column table:style-name="TC16"/>
        <table:table-column table:style-name="TC17"/>
        <table:table-row>
          <table:table-cell table:style-name="HdrCell">
            <text:p text:style-name="HdrText">Pi GPIO</text:p>
          </table:table-cell>
          <table:table-cell table:style-name="HdrCell">
            <text:p text:style-name="HdrText">Pi Header Pin</text:p>
          </table:table-cell>
          <table:table-cell table:style-name="HdrCell">
            <text:p text:style-name="HdrText">DAC Signal</text:p>
          </table:table-cell>
        </table:table-row>
        <table:table-row>
          <table:table-cell table:style-name="AltCell">
            <text:p text:style-name="CellText">GPIO18</text:p>
          </table:table-cell>
          <table:table-cell table:style-name="AltCell">
            <text:p text:style-name="CellText">Pin 12</text:p>
          </table:table-cell>
          <table:table-cell table:style-name="AltCell">
            <text:p text:style-name="CellText">BCK (bit clock)</text:p>
          </table:table-cell>
        </table:table-row>
        <table:table-row>
          <table:table-cell table:style-name="BodyCell">
            <text:p text:style-name="CellText">GPIO19</text:p>
          </table:table-cell>
          <table:table-cell table:style-name="BodyCell">
            <text:p text:style-name="CellText">Pin 35</text:p>
          </table:table-cell>
          <table:table-cell table:style-name="BodyCell">
            <text:p text:style-name="CellText">LRCK (L/R word clock)</text:p>
          </table:table-cell>
        </table:table-row>
        <table:table-row>
          <table:table-cell table:style-name="AltCell">
            <text:p text:style-name="CellText">GPIO21</text:p>
          </table:table-cell>
          <table:table-cell table:style-name="AltCell">
            <text:p text:style-name="CellText">Pin 40</text:p>
          </table:table-cell>
          <table:table-cell table:style-name="AltCell">
            <text:p text:style-name="CellText">DIN (serial data)</text:p>
          </table:table-cell>
        </table:table-row>
      </table:table>
      <text:p text:style-name="BodyText"/>
      <text:p text:style-name="IndentBody">Tie the DAC module’s SCK pin to GND (the PCM5102A generates its own system clock internally).</text:p>
      <text:p text:style-name="IndentBody"><text:span text:style-name="BoldSpan">2. </text:span>Connect the DAC to the CD-CH port via the pass-through breakout board and a 3.5 mm male-to-male audio cable.</text:p>
      <text:p text:style-name="IndentBody"><text:span text:style-name="BoldSpan">3. </text:span>If TP-KRC3006-01 Phase 1 determined that Pin 6 (D.GND) and Pin 2 (GND) are isolated inside the head unit, keep the DAC ground connected ONLY to Pin 6 and run a separate digital ground to Pin 2. If they are tied together internally, a single ground connection to either pin is acceptable.</text:p>
      <text:p text:style-name="IndentBody"><text:span text:style-name="BoldSpan">4. </text:span>Configure the Pi audio output for the I2S DAC. Add to /boot/config.txt:</text:p>
      <text:p text:style-name="MonoBlock">dtoverlay=hifiberry-dac</text:p>
      <text:p text:style-name="IndentBody">Reboot and verify with “aplay -l” that the DAC appears as a sound device.</text:p>
      <text:p text:style-name="IndentBody"><text:span text:style-name="BoldSpan">5. </text:span>Test audio independently before connecting to the head unit. Play a known audio file through the DAC into headphones or a powered speaker. Verify clean output with no audible hiss, hum, or distortion. Record the result.</text:p>
      <text:h text:outline-level="3" text:style-name="Heading3">4.3.2 ATtiny–Pi Serial Bridge</text:h>
      <text:p text:style-name="IndentBody"><text:span text:style-name="BoldSpan">1. </text:span>Connect the ATtiny’s UART to the Raspberry Pi’s GPIO UART:</text:p>
      <table:table table:style-name="MainTable">
        <table:table-column table:style-name="TC18"/>
        <table:table-column table:style-name="TC19"/>
        <table:table-column table:style-name="TC20"/>
        <table:table-column table:style-name="TC21"/>
        <table:table-row>
          <table:table-cell table:style-name="HdrCell">
            <text:p text:style-name="HdrText">ATtiny Pin</text:p>
          </table:table-cell>
          <table:table-cell table:style-name="HdrCell">
            <text:p text:style-name="HdrText">Pi GPIO</text:p>
          </table:table-cell>
          <table:table-cell table:style-name="HdrCell">
            <text:p text:style-name="HdrText">Pi Header Pin</text:p>
          </table:table-cell>
          <table:table-cell table:style-name="HdrCell">
            <text:p text:style-name="HdrText">Signal</text:p>
          </table:table-cell>
        </table:table-row>
        <table:table-row>
          <table:table-cell table:style-name="AltCell">
            <text:p text:style-name="CellText">PA1 (TX)</text:p>
          </table:table-cell>
          <table:table-cell table:style-name="AltCell">
            <text:p text:style-name="CellText">GPIO15 (RXD)</text:p>
          </table:table-cell>
          <table:table-cell table:style-name="AltCell">
            <text:p text:style-name="CellText">Pin 10</text:p>
          </table:table-cell>
          <table:table-cell table:style-name="AltCell">
            <text:p text:style-name="CellText">ATtiny transmit → Pi receive</text:p>
          </table:table-cell>
        </table:table-row>
        <table:table-row>
          <table:table-cell table:style-name="BodyCell">
            <text:p text:style-name="CellText">PA2 (RX)</text:p>
          </table:table-cell>
          <table:table-cell table:style-name="BodyCell">
            <text:p text:style-name="CellText">GPIO14 (TXD)</text:p>
          </table:table-cell>
          <table:table-cell table:style-name="BodyCell">
            <text:p text:style-name="CellText">Pin 8</text:p>
          </table:table-cell>
          <table:table-cell table:style-name="BodyCell">
            <text:p text:style-name="CellText">Pi transmit → ATtiny receive</text:p>
          </table:table-cell>
        </table:table-row>
      </table:table>
      <text:p text:style-name="BodyText"/>
      <text:p text:style-name="NoteText"><text:span text:style-name="BoldSpan">NOTE: </text:span>Both the ATtiny (3.3 V) and the Pi GPIO (3.3 V) operate at the same voltage level. No level shifting is needed on the UART lines.</text:p>
      <text:p text:style-name="IndentBody"><text:span text:style-name="BoldSpan">2. </text:span>Define a serial command protocol between the ATtiny and Pi. Use a simple newline-terminated ASCII format for readability during debugging:</text:p>
      <text:p text:style-name="IndentBody">ATtiny → Pi (head unit button presses):</text:p>
      <text:p text:style-name="MonoBlock">PLAY\n</text:p>
      <text:p text:style-name="MonoBlock">STOP\n</text:p>
      <text:p text:style-name="MonoBlock">NEXT\n</text:p>
      <text:p text:style-name="MonoBlock">PREV\n</text:p>
      <text:p text:style-name="MonoBlock">DISC:N\n          (where N = 1–10)</text:p>
      <text:p text:style-name="MonoBlock">REPEAT:ON\n       REPEAT:OFF\n</text:p>
      <text:p text:style-name="MonoBlock">SHUFFLE:ON\n      SHUFFLE:OFF\n</text:p>
      <text:p text:style-name="MonoBlock">FF:START\n        FF:STOP\n</text:p>
      <text:p text:style-name="MonoBlock">REW:START\n       REW:STOP\n</text:p>
      <text:p text:style-name="IndentBody">Pi → ATtiny (playback state for status responses):</text:p>
      <text:p text:style-name="MonoBlock">STATE:PLAY:D:TT:MM:SS\n    (D=disc, TT=track, MM:SS=elapsed)</text:p>
      <text:p text:style-name="MonoBlock">STATE:STOP:D:TT\n</text:p>
      <text:p text:style-name="MonoBlock">STATE:LOAD:D\n              (disc change in progress)</text:p>
      <text:p text:style-name="MonoBlock">STATE:ERROR:CODE\n</text:p>
      <text:p text:style-name="IndentBody">Baud rate: 9600 (sufficient bandwidth for command traffic; reliable at 3.3 V with long breadboard wires). Can increase to 38400 or 115200 for the final HAT if needed.</text:p>
      <text:p text:style-name="IndentBody"><text:span text:style-name="BoldSpan">3. </text:span>Update the ATtiny firmware to:</text:p>
      <text:p text:style-name="SubIndentBody"><text:span text:style-name="BoldSpan">a. </text:span>Translate received Kenwood bus commands into serial messages to the Pi.</text:p>
      <text:p text:style-name="SubIndentBody"><text:span text:style-name="BoldSpan">b. </text:span>Parse STATE messages from the Pi and update the protocol status response accordingly.</text:p>
      <text:p text:style-name="SubIndentBody"><text:span text:style-name="BoldSpan">c. </text:span>Continue handling all Kenwood bus communication in real time — the UART communication must not block or delay SPI interrupt handling.</text:p>
      <text:p text:style-name="IndentBody"><text:span text:style-name="BoldSpan">4. </text:span>Implement a Python service on the Pi that:</text:p>
      <text:p text:style-name="SubIndentBody"><text:span text:style-name="BoldSpan">a. </text:span>Listens on the serial port for command messages from the ATtiny.</text:p>
      <text:p text:style-name="SubIndentBody"><text:span text:style-name="BoldSpan">b. </text:span>Controls audio playback via python-mpv in response to commands.</text:p>
      <text:p text:style-name="SubIndentBody"><text:span text:style-name="BoldSpan">c. </text:span>Sends STATE updates back to the ATtiny at regular intervals (~1 per second during playback) with current disc, track, and elapsed time.</text:p>
      <text:p text:style-name="SubIndentBody"><text:span text:style-name="BoldSpan">d. </text:span>Maps disc numbers (1–10) to folders: CD01/ through CD10/, each containing numbered FLAC audio files (01.flac, 02.flac, etc.).</text:p>
      <text:p text:style-name="IndentBody"><text:span text:style-name="BoldSpan">5. </text:span>Test the serial bridge independently before connecting audio. Send simulated commands from the Pi’s serial console and verify the ATtiny responds correctly on the Kenwood bus. Then send simulated commands from the ATtiny (or a test sketch) and verify the Pi starts/stops playback. Record results.</text:p>
      <text:h text:outline-level="3" text:style-name="Heading3">4.3.3 End-to-End Validation</text:h>
      <text:p text:style-name="IndentBody"><text:span text:style-name="BoldSpan">1. </text:span>Organize test audio files on the Pi’s storage: CD01/ through CD10/, each containing numbered FLAC files. Use at least 3 discs with at least 5 tracks each for meaningful testing.</text:p>
      <text:p text:style-name="IndentBody"><text:span text:style-name="BoldSpan">2. </text:span>Power on the full system: bench PSU for head unit, USB power for ATtiny breakout and Pi. Verify the head unit recognizes the changer and displays disc/track information.</text:p>
      <text:p text:style-name="IndentBody"><text:span text:style-name="BoldSpan">3. </text:span>Test each command from the Phase 2 command map and verify correct end-to-end behavior:</text:p>
      <table:table table:style-name="MainTable">
        <table:table-column table:style-name="TC22"/>
        <table:table-column table:style-name="TC23"/>
        <table:table-row>
          <table:table-cell table:style-name="HdrCell">
            <text:p text:style-name="HdrText">Command</text:p>
          </table:table-cell>
          <table:table-cell table:style-name="HdrCell">
            <text:p text:style-name="HdrText">Expected Behavior</text:p>
          </table:table-cell>
        </table:table-row>
        <table:table-row>
          <table:table-cell table:style-name="AltCell">
            <text:p text:style-name="CellText">Play</text:p>
          </table:table-cell>
          <table:table-cell table:style-name="AltCell">
            <text:p text:style-name="CellText">Audio begins from speakers. Head unit displays track 1, time counting up.</text:p>
          </table:table-cell>
        </table:table-row>
        <table:table-row>
          <table:table-cell table:style-name="BodyCell">
            <text:p text:style-name="CellText">Stop / Pause</text:p>
          </table:table-cell>
          <table:table-cell table:style-name="BodyCell">
            <text:p text:style-name="CellText">Audio stops. Display shows stopped state, retains disc/track.</text:p>
          </table:table-cell>
        </table:table-row>
        <table:table-row>
          <table:table-cell table:style-name="AltCell">
            <text:p text:style-name="CellText">Next Track</text:p>
          </table:table-cell>
          <table:table-cell table:style-name="AltCell">
            <text:p text:style-name="CellText">Audio advances to next file. Display updates track number.</text:p>
          </table:table-cell>
        </table:table-row>
        <table:table-row>
          <table:table-cell table:style-name="BodyCell">
            <text:p text:style-name="CellText">Previous Track</text:p>
          </table:table-cell>
          <table:table-cell table:style-name="BodyCell">
            <text:p text:style-name="CellText">Audio returns to previous file. Display updates.</text:p>
          </table:table-cell>
        </table:table-row>
        <table:table-row>
          <table:table-cell table:style-name="AltCell">
            <text:p text:style-name="CellText">Disc Change</text:p>
          </table:table-cell>
          <table:table-cell table:style-name="AltCell">
            <text:p text:style-name="CellText">Audio mutes briefly (200–500 ms). Pi switches to new folder. Audio resumes. Display shows new disc number.</text:p>
          </table:table-cell>
        </table:table-row>
        <table:table-row>
          <table:table-cell table:style-name="BodyCell">
            <text:p text:style-name="CellText">Repeat</text:p>
          </table:table-cell>
          <table:table-cell table:style-name="BodyCell">
            <text:p text:style-name="CellText">Current track loops continuously.</text:p>
          </table:table-cell>
        </table:table-row>
        <table:table-row>
          <table:table-cell table:style-name="AltCell">
            <text:p text:style-name="CellText">Shuffle</text:p>
          </table:table-cell>
          <table:table-cell table:style-name="AltCell">
            <text:p text:style-name="CellText">Tracks play in random order within current disc/folder.</text:p>
          </table:table-cell>
        </table:table-row>
        <table:table-row>
          <table:table-cell table:style-name="BodyCell">
            <text:p text:style-name="CellText">Fast Forward (hold)</text:p>
          </table:table-cell>
          <table:table-cell table:style-name="BodyCell">
            <text:p text:style-name="CellText">Audio scrubs forward (if implemented) or skips to next track.</text:p>
          </table:table-cell>
        </table:table-row>
        <table:table-row>
          <table:table-cell table:style-name="AltCell">
            <text:p text:style-name="CellText">Fast Reverse (hold)</text:p>
          </table:table-cell>
          <table:table-cell table:style-name="AltCell">
            <text:p text:style-name="CellText">Audio scrubs backward or skips to previous track.</text:p>
          </table:table-cell>
        </table:table-row>
      </table:table>
      <text:p text:style-name="BodyText"/>
      <text:p text:style-name="IndentBody">Record pass/fail for each command on the test log. Save a logic analyzer capture for any command that fails.</text:p>
      <text:p text:style-name="IndentBody"><text:span text:style-name="BoldSpan">4. </text:span>Test boundary conditions:</text:p>
      <text:p text:style-name="SubIndentBody"><text:span text:style-name="BoldSpan">a. </text:span>Last track of a disc — Does the system advance to the next disc, stop, or repeat?</text:p>
      <text:p text:style-name="SubIndentBody"><text:span text:style-name="BoldSpan">b. </text:span>First track, previous — Does the system wrap to the last disc, stay on track 1, or restart?</text:p>
      <text:p text:style-name="SubIndentBody"><text:span text:style-name="BoldSpan">c. </text:span>Disc with no files — Does the system report “no disc” gracefully?</text:p>
      <text:p text:style-name="SubIndentBody"><text:span text:style-name="BoldSpan">d. </text:span>Very short tracks (&lt;5 seconds) — Does rapid track advancement cause protocol issues?</text:p>
      <text:p text:style-name="SubIndentBody"><text:span text:style-name="BoldSpan">e. </text:span>Very long tracks (&gt;10 minutes) — Does the elapsed time display handle multi-digit minutes?</text:p>
      <text:p text:style-name="IndentBody"><text:span text:style-name="BoldSpan">5. </text:span>Audio quality assessment. With audio playing through the head unit’s speakers:</text:p>
      <text:p text:style-name="SubIndentBody"><text:span text:style-name="BoldSpan">a. </text:span>Listen for hum at 60 Hz or 120 Hz (ground loop). If present, check ground isolation between Pin 2 and Pin 6.</text:p>
      <text:p text:style-name="SubIndentBody"><text:span text:style-name="BoldSpan">b. </text:span>Listen for hiss (DAC noise floor). Should be inaudible at normal listening levels.</text:p>
      <text:p text:style-name="SubIndentBody"><text:span text:style-name="BoldSpan">c. </text:span>Listen for digital artifacts (clicks, pops, dropouts). May indicate I2S timing issues or buffer underruns.</text:p>
      <text:p text:style-name="SubIndentBody"><text:span text:style-name="BoldSpan">d. </text:span>Adjust the DAC output level via ALSA mixer if audio is too hot (distorted) or too quiet.</text:p>
      <text:p text:style-name="IndentBody">Record the audio quality assessment on the test log.</text:p>
      <text:p text:style-name="PassCriteria"><text:span text:style-name="BoldSpan">Pass Criteria: </text:span>All mapped commands produce correct audio and display behavior. Audio quality is clean with no audible hum, hiss, or digital artifacts at normal listening volume. Serial bridge operates without blocking protocol communication.</text:p>
      <text:h text:outline-level="2" text:style-name="Heading2">4.4 Phase 4: Soak Testing and Power Cycle Validation</text:h>
      <text:p text:style-name="BodyText"><text:span text:style-name="BoldSpan">Objective: </text:span>Validate system reliability under sustained operation, power cycling, and simulated fault conditions. This phase demonstrates the system is ready for vehicle installation or HAT PCB design.</text:p>
      <text:p text:style-name="BodyText"><text:span text:style-name="BoldSpan">Entry Criteria: </text:span>Phase 3 passed — all commands working, audio clean, no protocol drops during Phase 3 testing.</text:p>
      <text:p text:style-name="BodyText"><text:span text:style-name="BoldSpan">Reference: </text:span>Record results on Test Log Tab “Phase 4 — Soak Test.”</text:p>
      <text:h text:outline-level="3" text:style-name="Heading3">4.4.1 Sustained Playback Test</text:h>
      <text:p text:style-name="IndentBody"><text:span text:style-name="BoldSpan">1. </text:span>Configure the Pi to play a playlist spanning multiple discs (at least 3 disc folders, 30+ tracks total). Begin playback and let the system run continuously for a minimum of 2 hours. During the test:</text:p>
      <text:p text:style-name="SubIndentBody"><text:span text:style-name="BoldSpan">a. </text:span>Periodically toggle commands (next track, disc change, pause/play) — at least once every 15 minutes.</text:p>
      <text:p text:style-name="SubIndentBody"><text:span text:style-name="BoldSpan">b. </text:span>Monitor the head unit display for correct disc/track/time updates.</text:p>
      <text:p text:style-name="SubIndentBody"><text:span text:style-name="BoldSpan">c. </text:span>Listen for audio quality degradation over time.</text:p>
      <text:p text:style-name="SubIndentBody"><text:span text:style-name="BoldSpan">d. </text:span>Record the start time, end time, any incidents, and the total track count played on the test log.</text:p>
      <text:p text:style-name="IndentBody"><text:span text:style-name="BoldSpan">2. </text:span>Monitor for the following failure modes:</text:p>
      <text:p text:style-name="SubIndentBody"><text:span text:style-name="BoldSpan">a. </text:span>Protocol disconnection (head unit reverts to “no changer” — most critical).</text:p>
      <text:p text:style-name="SubIndentBody"><text:span text:style-name="BoldSpan">b. </text:span>Audio dropout or stuttering (buffer underrun, I2S timing drift).</text:p>
      <text:p text:style-name="SubIndentBody"><text:span text:style-name="BoldSpan">c. </text:span>Display freeze (ATtiny stops updating status).</text:p>
      <text:p text:style-name="SubIndentBody"><text:span text:style-name="BoldSpan">d. </text:span>Serial bridge stall (Pi stops sending STATE updates, or ATtiny stops forwarding commands).</text:p>
      <text:p text:style-name="SubIndentBody"><text:span text:style-name="BoldSpan">e. </text:span>Memory leak on ATtiny or Pi (check ATtiny free SRAM periodically via debug output; check Pi memory usage with “free -m”).</text:p>
      <text:h text:outline-level="3" text:style-name="Heading3">4.4.2 Power Cycle Recovery</text:h>
      <text:p text:style-name="IndentBody"><text:span text:style-name="BoldSpan">1. </text:span>With the system in “playing” state, turn off both staged power adapter switches (simulating ignition off). Wait 5 seconds. Turn both switches back on.</text:p>
      <text:p text:style-name="IndentBody"><text:span text:style-name="BoldSpan">2. </text:span>Record the recovery behavior:</text:p>
      <text:p text:style-name="SubIndentBody"><text:span text:style-name="BoldSpan">a. </text:span>How quickly does the head unit resume polling for a changer?</text:p>
      <text:p text:style-name="SubIndentBody"><text:span text:style-name="BoldSpan">b. </text:span>Does the ATtiny reinitialize and respond to the first poll?</text:p>
      <text:p text:style-name="SubIndentBody"><text:span text:style-name="BoldSpan">c. </text:span>Does the head unit display return to a “changer connected” state?</text:p>
      <text:p text:style-name="SubIndentBody"><text:span text:style-name="BoldSpan">d. </text:span>Time from power-on to functional changer display: ______ seconds.</text:p>
      <text:p text:style-name="SubIndentBody"><text:span text:style-name="BoldSpan">e. </text:span>Does the Pi need to reboot, or does it survive on its own power source?</text:p>
      <text:p text:style-name="IndentBody"><text:span text:style-name="BoldSpan">3. </text:span>Repeat the power cycle test 5 times. Record each recovery time. All 5 should recover successfully.</text:p>
      <text:p text:style-name="IndentBody"><text:span text:style-name="BoldSpan">4. </text:span>Test a rapid power cycle: off for 1 second, then on. This simulates a brief ignition interruption. Verify the system recovers without requiring a full reboot.</text:p>
      <text:h text:outline-level="3" text:style-name="Heading3">4.4.3 Reset Line Test</text:h>
      <text:p text:style-name="IndentBody"><text:span text:style-name="BoldSpan">1. </text:span>While the system is operating normally, observe the behavior of CH-RST (Pin 7) during a power cycle. Record with the logic analyzer:</text:p>
      <text:p text:style-name="SubIndentBody"><text:span text:style-name="BoldSpan">a. </text:span>Does the head unit send a reset pulse on power-up?</text:p>
      <text:p text:style-name="SubIndentBody"><text:span text:style-name="BoldSpan">b. </text:span>What is the pulse width and polarity?</text:p>
      <text:p text:style-name="SubIndentBody"><text:span text:style-name="BoldSpan">c. </text:span>How long after power-on does the first reset pulse appear?</text:p>
      <text:p text:style-name="SubIndentBody"><text:span text:style-name="BoldSpan">d. </text:span>How long after reset does the first polling message appear?</text:p>
      <text:h text:outline-level="3" text:style-name="Heading3">4.4.4 Mute Line Verification</text:h>
      <text:p text:style-name="IndentBody"><text:span text:style-name="BoldSpan">1. </text:span>During a disc change command, verify with an oscilloscope or logic analyzer that:</text:p>
      <text:p text:style-name="SubIndentBody"><text:span text:style-name="BoldSpan">a. </text:span>CH-MUTE (Pin 5) goes LOW before the audio transition.</text:p>
      <text:p text:style-name="SubIndentBody"><text:span text:style-name="BoldSpan">b. </text:span>CH-MUTE returns HIGH after the new track begins.</text:p>
      <text:p text:style-name="SubIndentBody"><text:span text:style-name="BoldSpan">c. </text:span>The mute duration is appropriate (200–500 ms — long enough to suppress pops, short enough to not be annoying).</text:p>
      <text:p text:style-name="SubIndentBody"><text:span text:style-name="BoldSpan">d. </text:span>Audio output is actually silent during the mute period (listen and verify).</text:p>
      <text:h text:outline-level="3" text:style-name="Heading3">4.4.5 Head Unit Power-Off Behavior</text:h>
      <text:p text:style-name="IndentBody"><text:span text:style-name="BoldSpan">1. </text:span>With the system in “playing” state, switch the head unit source away from CD changer (to radio or tape). Record:</text:p>
      <text:p text:style-name="SubIndentBody"><text:span text:style-name="BoldSpan">a. </text:span>Does CH-CON (Pin 4) change state immediately?</text:p>
      <text:p text:style-name="SubIndentBody"><text:span text:style-name="BoldSpan">b. </text:span>Does the head unit stop polling?</text:p>
      <text:p text:style-name="SubIndentBody"><text:span text:style-name="BoldSpan">c. </text:span>Does the ATtiny detect the source change and enter an idle state?</text:p>
      <text:p text:style-name="SubIndentBody"><text:span text:style-name="BoldSpan">d. </text:span>Switch back to CD changer — does the system resume without a full reinitialization?</text:p>
      <text:p text:style-name="IndentBody"><text:span text:style-name="BoldSpan">2. </text:span>Turn the head unit fully off (power button, not PSU off). Record whether Pin 3 (B.U.) remains at 12 V (expected — it is battery-unswitched). Record whether the ATtiny detects the loss of polling activity.</text:p>
      <text:p text:style-name="PassCriteria"><text:span text:style-name="BoldSpan">Pass Criteria: </text:span>2-hour soak test completes with no protocol disconnections or audio dropouts. Power cycle recovery succeeds within 5 seconds on all 5 attempts. Rapid power cycle (1-second off) recovers without a full reboot. MUTE line operates correctly during disc changes. Source switching (away from CD changer and back) works without reinitialization.</text:p>
      <text:h text:outline-level="1" text:style-name="Heading1">5. Incident Reporting</text:h>
      <text:p text:style-name="BodyText">When a test produces unexpected results, record a Test Incident on the “Incidents” tab of the test log workbook. Each incident should include: the phase and step where it occurred, what was expected versus what was observed, a photograph or logic analyzer screenshot if applicable, and the root cause once determined.</text:p>
      <text:p text:style-name="BodyText">Severity classification:</text:p>
      <text:p text:style-name="IndentBody">• Critical: Head unit damaged, magic smoke, or safety concern. STOP all testing immediately.</text:p>
      <text:p text:style-name="IndentBody">• Major: Protocol communication fails entirely; cannot proceed to next phase.</text:p>
      <text:p text:style-name="IndentBody">• Minor: Specific command doesn’t work as expected, but overall protocol functions.</text:p>
      <text:p text:style-name="IndentBody">• Observation: Behavior differs from documentation but does not affect functionality.</text:p>
      <text:p text:style-name="BodyText">For an open-source project, incidents are valuable documentation. Even resolved issues should be preserved in the project repository as they help future builders troubleshoot similar problems.</text:p>
      <text:h text:outline-level="1" text:style-name="Heading1">6. File Naming Convention</text:h>
      <text:p text:style-name="IndentBody">• Logic analyzer captures: P[phase]_[description]_[sequence].sr (e.g., P1_handshake_attempt_003.sr)</text:p>
      <text:p text:style-name="IndentBody">• Screenshots/photos: P[phase]_[description]_[sequence].png</text:p>
      <text:p text:style-name="IndentBody">• Firmware versions: fw_v[major].[minor]_[description].ino (e.g., fw_v0.1_handshake_only.ino)</text:p>
      <text:p text:style-name="IndentBody">• Test logs: TL-KRC3006-03.ods</text:p>
      <text:p text:style-name="BodyText">Commit all artifacts to the project Git repository at the end of each test session.</text:p>
      <text:h text:outline-level="1" text:style-name="Heading1">7. Safety Precautions</text:h>
      <text:p text:style-name="IndentBody">• Always verify polarity before applying power to the head unit.</text:p>
      <text:p text:style-name="IndentBody">• Keep the bench PSU current limit at 2 A (raise to 3 A only if needed for startup inrush, then reduce).</text:p>
      <text:p text:style-name="IndentBody">• Never connect the ATtiny1616 directly to the 5 V Kenwood bus. All signals must pass through the level shifter.</text:p>
      <text:p text:style-name="IndentBody">• Do not connect the ATtiny breakout or Raspberry Pi to Pin 3 (+12 V) during breadboard prototyping. Use separate USB power for both.</text:p>
      <text:p text:style-name="IndentBody">• If any component becomes hot to the touch or produces smoke or unusual odor, immediately disconnect all power and investigate before proceeding.</text:p>
      <text:p text:style-name="IndentBody">• When eventually installing in a vehicle, disconnect the vehicle battery negative terminal before working on any wiring.</text:p>
      <text:p text:style-name="IndentBody">• Lead-free solder is recommended. Work in a ventilated area when soldering.</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table="urn:oasis:names:tc:opendocument:xmlns:table:1.0" xmlns:manifest="urn:oasis:names:tc:opendocument:xmlns:manifest:1.0" office:version="1.2">
  <office:font-face-decls>
    <style:font-face style:name="Liberation Sans" svg:font-family="Liberation Sans" style:font-family-generic="swiss"/>
    <style:font-face style:name="Liberation Mono" svg:font-family="Liberation Mono" style:font-family-generic="modern"/>
  </office:font-face-decls>
  <office:styles>
    <style:style style:name="DocTitle" style:family="paragraph" style:display-name="DocTitle">
      <style:paragraph-properties fo:text-align="center" fo:margin-bottom="0.1in"/>
      <style:text-properties fo:font-size="18pt" fo:font-weight="bold" style:font-name="Liberation Sans"/>
    </style:style>
    <style:style style:name="DocSubtitle" style:family="paragraph" style:display-name="DocSubtitle">
      <style:paragraph-properties fo:text-align="center" fo:margin-bottom="0.05in"/>
      <style:text-properties fo:font-size="14pt" style:font-name="Liberation Sans"/>
    </style:style>
    <style:style style:name="Heading1" style:family="paragraph" style:parent-style-name="Heading" style:default-outline-level="1" style:display-name="Heading1">
      <style:paragraph-properties fo:margin-top="0.25in" fo:margin-bottom="0.12in" fo:border-bottom="0.5pt solid #2E5090" fo:padding-bottom="0.05in"/>
      <style:text-properties fo:font-size="16pt" fo:font-weight="bold" style:font-name="Liberation Sans" fo:color="#2E5090"/>
    </style:style>
    <style:style style:name="Heading2" style:family="paragraph" style:parent-style-name="Heading" style:default-outline-level="2" style:display-name="Heading2">
      <style:paragraph-properties fo:margin-top="0.2in" fo:margin-bottom="0.08in"/>
      <style:text-properties fo:font-size="13pt" fo:font-weight="bold" style:font-name="Liberation Sans" fo:color="#2E5090"/>
    </style:style>
    <style:style style:name="Heading3" style:family="paragraph" style:parent-style-name="Heading" style:default-outline-level="3" style:display-name="Heading3">
      <style:paragraph-properties fo:margin-top="0.15in" fo:margin-bottom="0.06in"/>
      <style:text-properties fo:font-size="11pt" fo:font-weight="bold" style:font-name="Liberation Sans" fo:color="#2E5090"/>
    </style:style>
    <style:style style:name="BodyText" style:family="paragraph" style:display-name="BodyText">
      <style:paragraph-properties fo:margin-bottom="0.08in" fo:text-align="justify"/>
      <style:text-properties fo:font-size="11pt" style:font-name="Liberation Sans"/>
    </style:style>
    <style:style style:name="IndentBody" style:family="paragraph" style:display-name="IndentBody">
      <style:paragraph-properties fo:margin-bottom="0.06in" fo:margin-left="0.4in" fo:text-align="justify"/>
      <style:text-properties fo:font-size="11pt" style:font-name="Liberation Sans"/>
    </style:style>
    <style:style style:name="SubIndentBody" style:family="paragraph" style:display-name="SubIndentBody">
      <style:paragraph-properties fo:margin-bottom="0.06in" fo:margin-left="0.8in" fo:text-align="justify"/>
      <style:text-properties fo:font-size="11pt" style:font-name="Liberation Sans"/>
    </style:style>
    <style:style style:name="BoldSpan" style:family="text" style:display-name="BoldSpan">
      <style:text-properties fo:font-weight="bold"/>
    </style:style>
    <style:style style:name="MonoSpan" style:family="text" style:display-name="MonoSpan">
      <style:text-properties style:font-name="Liberation Mono" fo:font-size="10pt"/>
    </style:style>
    <style:style style:name="CautionText" style:family="paragraph" style:display-name="CautionText">
      <style:paragraph-properties fo:margin-bottom="0.08in" fo:margin-left="0.2in" fo:margin-top="0.08in" fo:border-left="3pt solid #D4380D" fo:padding-left="0.15in"/>
      <style:text-properties fo:font-size="10pt" style:font-name="Liberation Sans" fo:font-style="italic"/>
    </style:style>
    <style:style style:name="NoteText" style:family="paragraph" style:display-name="NoteText">
      <style:paragraph-properties fo:margin-bottom="0.08in" fo:margin-left="0.2in" fo:margin-top="0.08in" fo:border-left="3pt solid #2E5090" fo:padding-left="0.15in"/>
      <style:text-properties fo:font-size="10pt" style:font-name="Liberation Sans" fo:font-style="italic"/>
    </style:style>
    <style:style style:name="PassCriteria" style:family="paragraph" style:display-name="PassCriteria">
      <style:paragraph-properties fo:margin-bottom="0.08in" fo:margin-top="0.08in" fo:border-left="3pt solid #389E0D" fo:padding-left="0.15in"/>
      <style:text-properties fo:font-size="10pt" style:font-name="Liberation Sans"/>
    </style:style>
    <style:style style:name="MonoBlock" style:family="paragraph" style:display-name="MonoBlock">
      <style:paragraph-properties fo:margin-bottom="0.04in" fo:margin-left="0.6in"/>
      <style:text-properties fo:font-size="10pt" style:font-name="Liberation Mono"/>
    </style:style>
  </office:styles>
  <office:automatic-styles>
    <style:page-layout style:name="pm1">
      <style:page-layout-properties fo:page-width="8.5in" fo:page-height="11in" fo:margin-top="1in" fo:margin-bottom="1in" fo:margin-left="1in" fo:margin-right="1in" style:print-orientation="portrait"/>
      <style:header-style/>
      <style:footer-style/>
    </style:page-layout>
    <style:style style:name="FooterPara" style:family="paragraph" style:display-name="FooterPara">
      <style:paragraph-properties fo:text-align="center"/>
      <style:text-properties fo:font-size="9pt" style:font-name="Liberation Sans"/>
    </style:style>
  </office:automatic-styles>
  <office:master-styles>
    <style:master-page style:name="Standard" style:page-layout-name="pm1" style:display-name="Standard">
      <style:footer>
        <text:p text:style-name="FooterPara">TP-KRC3006-03 Rev —</text:p>
      </style:footer>
    </style:master-page>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